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ent-style-name="UrbanBody">
      <style:paragraph-properties fo:text-align="center" style:justify-single-word="false"/>
      <style:text-properties style:font-name="Times New Roman1" fo:font-size="12pt" style:font-size-asian="12pt" style:font-size-complex="12pt"/>
    </style:style>
    <style:style style:name="P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7" style:family="paragraph" style:parent-style-name="UrbanBody">
      <style:text-properties style:font-name="Times New Roman1" fo:font-size="12pt" style:font-size-asian="12pt" style:font-name-complex="Arial"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style:text-underline-style="solid" style:text-underline-width="auto" style:text-underline-color="font-color" style:font-name-complex="Arial"/>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6"><text:tab/></text:p>
      <text:p text:style-name="P7">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7"/>
      <text:p text:style-name="P7">Que ce sont les travaux correspondant à ces dossiers qui feront l’objet d’une rétrocession à la commune ;</text:p>
      <text:p text:style-name="P7"/>
      <text:p text:style-name="P7">Vu l’avis favorable de xxxxxx date + ref ;</text:p>
      <text:p text:style-name="P3"/>
      <text:p text:style-name="P7">Vu l’avis de xxxxxxxxxxxx date + ref ; <text:s text:c="17"/></text:p>
      <text:p text:style-name="P7"/>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7">Vu qu’à l’analyse de celles-ci, il apparaît que le projet ne doit pas être remis en cause ;</text:p>
      <text:p text:style-name="P7"><text:tab/> <text:s text:c="8"/></text:p>
      <text:p text:style-name="P7">Vu les articles 128 et 129 bis du Code Wallon de l’Aménagement du Territoire et de l’Urbanisme ;</text:p>
      <text:p text:style-name="P3"/>
      <text:p text:style-name="P7">Vu l’article L1122-30 du Code de Démocratie Locale et de la <text:s/>décentralisation ;</text:p>
      <text:p text:style-name="P7"><text:soft-page-break/></text:p>
      <text:p text:style-name="P7">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3T13:57:26</dc:date>
    <dc:creator>sde </dc:creator>
    <meta:editing-duration>PT9H6M34S</meta:editing-duration>
    <meta:editing-cycles>44</meta:editing-cycles>
    <meta:generator>LibreOffice/3.3$Unix LibreOffice_project/330m19$Build-301</meta:generator>
    <meta:document-statistic meta:table-count="0" meta:image-count="0" meta:object-count="0" meta:page-count="2" meta:paragraph-count="35" meta:word-count="278" meta:character-count="2049"/>
  </office:meta>
</office:document-meta>
</file>